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stoire</text:p>
      <text:p text:style-name="Standard"/>
      <text:p text:style-name="Standard">Intro :</text:p>
      <text:p text:style-name="Standard">Histoire est discipline très ancienne contrairement à socio qui est discipline nouvelle (XIX)</text:p>
      <text:p text:style-name="Standard">Histoire est <text:span text:style-name="T2">ensemble de tous les faits déroulé dans la passé (et discipline qui étudie ces faits)</text:span></text:p>
      <text:p text:style-name="Standard">Sociologie est la science des phénomènes sociaux (de la ve humaine en société)</text:p>
      <text:p text:style-name="Standard"/>
      <text:p text:style-name="P1">I Rapport entre histoire et sociologie</text:p>
      <text:p text:style-name="P3">L'illiade<text:span text:style-name="T1">, homère (guerre -1200 entre troyen et grecs, écrit au VIè)</text:span></text:p>
      <text:p text:style-name="P3">Historia<text:span text:style-name="T1">, Hérodote (-485, -430) (enquête pour que l'histoire reste telle qu'elle est)</text:span></text:p>
      <text:p text:style-name="P3"><text:span text:style-name="T1">Thucydide(-460, -396)</text:span></text:p>
      <text:p text:style-name="P1"><text:span text:style-name="T1"><text:tab/></text:span>1.1 Point de vue historique et institutionnel</text:p>
      <text:p text:style-name="P1"/>
      <text:p text:style-name="Standard"/>
      <text:p text:style-name="Standard"><text:tab/><text:span text:style-name="T3">1.2 Point de vue épistémologique</text:span></text:p>
      <text:p text:style-name="Standard"/>
      <text:p text:style-name="P1">II L'histoire selon les sociologues</text:p>
      <text:p text:style-name="P4">- évolutionnisme</text:p>
      <text:p text:style-name="P4">- Lévi Strauss</text:p>
      <text:p text:style-name="P4">- Elias</text:p>
      <text:p text:style-name="P4">- Bourdieu</text:p>
      <text:p text:style-name="P4"/>
      <text:p text:style-name="P1">III La société selon un historien</text:p>
      <text:p text:style-name="Standard">- Michelet</text:p>
      <text:p text:style-name="Standard">- Febure</text:p>
      <text:p text:style-name="Standard">- Vigarella</text:p>
      <text:p text:style-name="Standard">- Paxto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2M17S</meta:editing-duration>
    <meta:editing-cycles>4</meta:editing-cycles>
    <meta:generator>OpenOffice/4.0.0$Win32 OpenOffice.org_project/400m3$Build-9702</meta:generator>
    <dc:date>2014-09-17T11:33:45.87</dc:date>
    <meta:document-statistic meta:table-count="0" meta:image-count="0" meta:object-count="0" meta:page-count="1" meta:paragraph-count="21" meta:word-count="117" meta:character-count="727"/>
    <meta:user-defined meta:name="Info 1"/>
    <meta:user-defined meta:name="Info 2"/>
    <meta:user-defined meta:name="Info 3"/>
    <meta:user-defined meta:name="Info 4"/>
  </office:meta>
</office:document-meta>
</file>